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6ccb29" officeooo:paragraph-rsid="01715878"/>
    </style:style>
    <style:style style:name="P267" style:family="paragraph" style:parent-style-name="Standard">
      <style:text-properties officeooo:rsid="01715878" officeooo:paragraph-rsid="01715878"/>
    </style:style>
    <style:style style:name="P268" style:family="paragraph" style:parent-style-name="Standard">
      <style:text-properties officeooo:rsid="01749bd4" officeooo:paragraph-rsid="01749bd4"/>
    </style:style>
    <style:style style:name="P269" style:family="paragraph" style:parent-style-name="Standard">
      <style:text-properties officeooo:rsid="01752fbe" officeooo:paragraph-rsid="01752fbe"/>
    </style:style>
    <style:style style:name="P270" style:family="paragraph" style:parent-style-name="Standard">
      <style:text-properties officeooo:rsid="01772e07" officeooo:paragraph-rsid="01772e07"/>
    </style:style>
    <style:style style:name="P271" style:family="paragraph" style:parent-style-name="Standard">
      <style:text-properties officeooo:rsid="01798963" officeooo:paragraph-rsid="01798963"/>
    </style:style>
    <style:style style:name="P272" style:family="paragraph" style:parent-style-name="Standard">
      <style:text-properties officeooo:rsid="017c53c4" officeooo:paragraph-rsid="017c53c4"/>
    </style:style>
    <style:style style:name="P273" style:family="paragraph" style:parent-style-name="Standard">
      <style:text-properties officeooo:rsid="0181a3ba" officeooo:paragraph-rsid="0181a3ba"/>
    </style:style>
    <style:style style:name="P274" style:family="paragraph" style:parent-style-name="Standard">
      <style:text-properties officeooo:rsid="01833214" officeooo:paragraph-rsid="01833214"/>
    </style:style>
    <style:style style:name="P275" style:family="paragraph" style:parent-style-name="Standard">
      <style:text-properties officeooo:rsid="01833214" officeooo:paragraph-rsid="0184ab46"/>
    </style:style>
    <style:style style:name="P276" style:family="paragraph" style:parent-style-name="Standard">
      <style:text-properties officeooo:rsid="018b9ded" officeooo:paragraph-rsid="018b9ded"/>
    </style:style>
    <style:style style:name="P277" style:family="paragraph" style:parent-style-name="Standard">
      <style:text-properties officeooo:rsid="018c6f7a" officeooo:paragraph-rsid="018c6f7a"/>
    </style:style>
    <style:style style:name="P278" style:family="paragraph" style:parent-style-name="Standard">
      <style:text-properties officeooo:rsid="018f3a11" officeooo:paragraph-rsid="018f3a11"/>
    </style:style>
    <style:style style:name="P279" style:family="paragraph" style:parent-style-name="Standard">
      <style:text-properties officeooo:rsid="01942f3b" officeooo:paragraph-rsid="01942f3b"/>
    </style:style>
    <style:style style:name="P280" style:family="paragraph" style:parent-style-name="Standard">
      <style:text-properties officeooo:rsid="019c92a1" officeooo:paragraph-rsid="019c92a1"/>
    </style:style>
    <style:style style:name="P281" style:family="paragraph" style:parent-style-name="Standard">
      <style:text-properties officeooo:rsid="019e8d2a" officeooo:paragraph-rsid="019e8d2a"/>
    </style:style>
    <style:style style:name="P282" style:family="paragraph" style:parent-style-name="Standard">
      <style:text-properties officeooo:rsid="019e8d2a" officeooo:paragraph-rsid="019f6af3"/>
    </style:style>
    <style:style style:name="P283" style:family="paragraph" style:parent-style-name="Standard">
      <style:text-properties officeooo:rsid="01a12563" officeooo:paragraph-rsid="01a12563"/>
    </style:style>
    <style:style style:name="P284" style:family="paragraph" style:parent-style-name="Standard">
      <style:text-properties officeooo:rsid="01a24a0d" officeooo:paragraph-rsid="01a24a0d"/>
    </style:style>
    <style:style style:name="P285" style:family="paragraph" style:parent-style-name="Standard">
      <style:text-properties officeooo:rsid="01a5231d" officeooo:paragraph-rsid="01a5231d"/>
    </style:style>
    <style:style style:name="P286" style:family="paragraph" style:parent-style-name="Standard">
      <style:text-properties officeooo:rsid="01a5231d" officeooo:paragraph-rsid="01aecd6a"/>
    </style:style>
    <style:style style:name="P287" style:family="paragraph" style:parent-style-name="Standard">
      <style:text-properties officeooo:rsid="01ab4c0a" officeooo:paragraph-rsid="01ab4c0a"/>
    </style:style>
    <style:style style:name="P288" style:family="paragraph" style:parent-style-name="Standard">
      <style:text-properties officeooo:rsid="01ab4c0a" officeooo:paragraph-rsid="01aeb375"/>
    </style:style>
    <style:style style:name="P289" style:family="paragraph" style:parent-style-name="Standard">
      <style:text-properties officeooo:rsid="01b0efc5" officeooo:paragraph-rsid="01b0efc5"/>
    </style:style>
    <style:style style:name="P290" style:family="paragraph" style:parent-style-name="Standard">
      <style:text-properties officeooo:rsid="01b0efc5" officeooo:paragraph-rsid="01b2f732"/>
    </style:style>
    <style:style style:name="P291" style:family="paragraph" style:parent-style-name="Standard">
      <style:text-properties officeooo:rsid="01b0efc5" officeooo:paragraph-rsid="01babad3"/>
    </style:style>
    <style:style style:name="P292" style:family="paragraph" style:parent-style-name="Standard">
      <style:text-properties officeooo:rsid="01b2f732" officeooo:paragraph-rsid="01b2f732"/>
    </style:style>
    <style:style style:name="P293" style:family="paragraph" style:parent-style-name="Standard">
      <style:text-properties officeooo:rsid="01aeb375" officeooo:paragraph-rsid="01aecd6a"/>
    </style:style>
    <style:style style:name="P294" style:family="paragraph" style:parent-style-name="Standard">
      <style:text-properties officeooo:rsid="01b67500" officeooo:paragraph-rsid="01b67500"/>
    </style:style>
    <style:style style:name="P295" style:family="paragraph" style:parent-style-name="Standard">
      <style:text-properties officeooo:rsid="01b67500" officeooo:paragraph-rsid="01b83a56"/>
    </style:style>
    <style:style style:name="P296" style:family="paragraph" style:parent-style-name="Standard">
      <style:text-properties officeooo:rsid="01b8d8e9" officeooo:paragraph-rsid="01b8d8e9"/>
    </style:style>
    <style:style style:name="P297" style:family="paragraph" style:parent-style-name="Standard">
      <style:text-properties officeooo:rsid="01ba460f" officeooo:paragraph-rsid="01ba460f"/>
    </style:style>
    <style:style style:name="P298" style:family="paragraph" style:parent-style-name="Standard">
      <style:text-properties officeooo:rsid="01bb22b4" officeooo:paragraph-rsid="01bb22b4"/>
    </style:style>
    <style:style style:name="P299" style:family="paragraph" style:parent-style-name="Standard">
      <style:text-properties officeooo:rsid="01bbdd8f" officeooo:paragraph-rsid="01bbdd8f"/>
    </style:style>
    <style:style style:name="P300" style:family="paragraph" style:parent-style-name="Standard">
      <style:text-properties officeooo:rsid="01be9048" officeooo:paragraph-rsid="01be9048"/>
    </style:style>
    <style:style style:name="P301" style:family="paragraph" style:parent-style-name="Standard">
      <style:text-properties officeooo:rsid="01b83a56" officeooo:paragraph-rsid="01b83a56"/>
    </style:style>
    <style:style style:name="P302" style:family="paragraph" style:parent-style-name="Standard">
      <style:text-properties officeooo:rsid="01b83a56" officeooo:paragraph-rsid="01b8d8e9"/>
    </style:style>
    <style:style style:name="P303" style:family="paragraph" style:parent-style-name="Standard">
      <style:text-properties officeooo:rsid="01babad3" officeooo:paragraph-rsid="01babad3"/>
    </style:style>
    <style:style style:name="P304" style:family="paragraph" style:parent-style-name="Standard">
      <style:text-properties officeooo:rsid="01b0efc5" officeooo:paragraph-rsid="01babad3"/>
    </style:style>
    <style:style style:name="P305" style:family="paragraph" style:parent-style-name="Standard">
      <style:text-properties officeooo:rsid="01c2a816" officeooo:paragraph-rsid="01c2a816"/>
    </style:style>
    <style:style style:name="P306" style:family="paragraph" style:parent-style-name="Standard">
      <style:text-properties officeooo:rsid="01c627a4" officeooo:paragraph-rsid="01c627a4"/>
    </style:style>
    <style:style style:name="P307" style:family="paragraph" style:parent-style-name="Standard">
      <style:text-properties officeooo:rsid="01c627a4" officeooo:paragraph-rsid="01c8acd2"/>
    </style:style>
    <style:style style:name="P308" style:family="paragraph" style:parent-style-name="Standard">
      <style:text-properties officeooo:rsid="01c627a4" officeooo:paragraph-rsid="01ca0f06"/>
    </style:style>
    <style:style style:name="P309" style:family="paragraph" style:parent-style-name="Standard">
      <style:text-properties officeooo:rsid="01ce9aef" officeooo:paragraph-rsid="01ce9aef"/>
    </style:style>
    <style:style style:name="P310" style:family="paragraph" style:parent-style-name="Standard">
      <style:text-properties officeooo:rsid="01cff69b" officeooo:paragraph-rsid="01cff69b"/>
    </style:style>
    <style:style style:name="P311" style:family="paragraph" style:parent-style-name="Standard">
      <style:text-properties officeooo:rsid="01d29f7d" officeooo:paragraph-rsid="01d29f7d"/>
    </style:style>
    <style:style style:name="P312" style:family="paragraph" style:parent-style-name="Standard">
      <style:text-properties officeooo:rsid="01d52b98" officeooo:paragraph-rsid="01d52b98"/>
    </style:style>
    <style:style style:name="P313" style:family="paragraph" style:parent-style-name="Standard">
      <style:text-properties officeooo:rsid="01d52b98" officeooo:paragraph-rsid="01d62398"/>
    </style:style>
    <style:style style:name="P314" style:family="paragraph" style:parent-style-name="Standard">
      <style:text-properties officeooo:rsid="01d52b98" officeooo:paragraph-rsid="01d6925d"/>
    </style:style>
    <style:style style:name="P315" style:family="paragraph" style:parent-style-name="Standard">
      <style:text-properties officeooo:rsid="01d52b98" officeooo:paragraph-rsid="01d81864"/>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8acd2" style:font-style-asian="normal" style:font-style-complex="normal"/>
    </style:style>
    <style:style style:name="T114" style:family="text">
      <style:text-properties fo:font-style="normal" officeooo:rsid="01ca0f06" style:font-style-asian="normal" style:font-style-complex="normal"/>
    </style:style>
    <style:style style:name="T115" style:family="text">
      <style:text-properties fo:font-style="normal" officeooo:rsid="01cb47ac" style:font-style-asian="normal" style:font-style-complex="normal"/>
    </style:style>
    <style:style style:name="T116" style:family="text">
      <style:text-properties fo:font-style="normal" officeooo:rsid="01cb5269" style:font-style-asian="normal" style:font-style-complex="normal"/>
    </style:style>
    <style:style style:name="T117" style:family="text">
      <style:text-properties fo:font-style="normal" officeooo:rsid="01cd1586" style:font-style-asian="normal" style:font-style-complex="normal"/>
    </style:style>
    <style:style style:name="T118" style:family="text">
      <style:text-properties fo:font-style="normal" officeooo:rsid="01d1f3c2" style:font-style-asian="normal" style:font-style-complex="normal"/>
    </style:style>
    <style:style style:name="T119" style:family="text">
      <style:text-properties fo:font-style="normal" officeooo:rsid="01d3e900" style:font-style-asian="normal" style:font-style-complex="normal"/>
    </style:style>
    <style:style style:name="T120" style:family="text">
      <style:text-properties fo:font-style="normal" officeooo:rsid="01d62398" style:font-style-asian="normal" style:font-style-complex="normal"/>
    </style:style>
    <style:style style:name="T121" style:family="text">
      <style:text-properties fo:font-style="normal" officeooo:rsid="01d678bb" style:font-style-asian="normal" style:font-style-complex="normal"/>
    </style:style>
    <style:style style:name="T122" style:family="text">
      <style:text-properties fo:font-style="normal" officeooo:rsid="01d6925d" style:font-style-asian="normal" style:font-style-complex="normal"/>
    </style:style>
    <style:style style:name="T123" style:family="text">
      <style:text-properties fo:font-style="normal" officeooo:rsid="01d81864"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2a75e"/>
    </style:style>
    <style:style style:name="T271" style:family="text">
      <style:text-properties officeooo:rsid="01a3c007"/>
    </style:style>
    <style:style style:name="T272" style:family="text">
      <style:text-properties officeooo:rsid="01a68710"/>
    </style:style>
    <style:style style:name="T273" style:family="text">
      <style:text-properties officeooo:rsid="01a72881"/>
    </style:style>
    <style:style style:name="T274" style:family="text">
      <style:text-properties officeooo:rsid="01a75e7e"/>
    </style:style>
    <style:style style:name="T275" style:family="text">
      <style:text-properties officeooo:rsid="01a85143"/>
    </style:style>
    <style:style style:name="T276" style:family="text">
      <style:text-properties officeooo:rsid="01a9ce23"/>
    </style:style>
    <style:style style:name="T277" style:family="text">
      <style:text-properties officeooo:rsid="01ab8a54"/>
    </style:style>
    <style:style style:name="T278" style:family="text">
      <style:text-properties officeooo:rsid="01ad2ab1"/>
    </style:style>
    <style:style style:name="T279" style:family="text">
      <style:text-properties officeooo:rsid="01b2f732"/>
    </style:style>
    <style:style style:name="T280" style:family="text">
      <style:text-properties officeooo:rsid="01b35737"/>
    </style:style>
    <style:style style:name="T281" style:family="text">
      <style:text-properties officeooo:rsid="01b60e64"/>
    </style:style>
    <style:style style:name="T282" style:family="text">
      <style:text-properties officeooo:rsid="01b67500"/>
    </style:style>
    <style:style style:name="T283" style:family="text">
      <style:text-properties officeooo:rsid="01ba460f"/>
    </style:style>
    <style:style style:name="T284" style:family="text">
      <style:text-properties officeooo:rsid="01babad3"/>
    </style:style>
    <style:style style:name="T285" style:family="text">
      <style:text-properties officeooo:rsid="01bbdd8f"/>
    </style:style>
    <style:style style:name="T286" style:family="text">
      <style:text-properties officeooo:rsid="01bc57b0"/>
    </style:style>
    <style:style style:name="T287" style:family="text">
      <style:text-properties officeooo:rsid="01bea123"/>
    </style:style>
    <style:style style:name="T288" style:family="text">
      <style:text-properties officeooo:rsid="01c04429"/>
    </style:style>
    <style:style style:name="T289" style:family="text">
      <style:text-properties officeooo:rsid="01c18778"/>
    </style:style>
    <style:style style:name="T290" style:family="text">
      <style:text-properties officeooo:rsid="01c22372"/>
    </style:style>
    <style:style style:name="T291" style:family="text">
      <style:text-properties officeooo:rsid="01c8ac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19"/>
      <text:p text:style-name="P119">“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39">Spirits are obtuse. This fits. Although I have met people who used spirits for evil, I've never encountered a spirit that was evil itself.</text:span>”</text:p>
      <text:p text:style-name="P120"/>
      <text:p text:style-name="P120">“<text:span text:style-name="T139">Not even the undead?” Quentin asked. “Geremon's ilk have been particularly… useless lately, no? The one I visited in Mellont refused me any spells when I had them look at Thella.”</text:span></text:p>
      <text:p text:style-name="P120"/>
      <text:p text:style-name="P120">“<text:span text:style-name="T139">Perhaps that are tangently similar, but perhaps its simply an overuse of the word. I meant earth spirits, natural things.</text:span>”</text:p>
      <text:p text:style-name="P120"/>
      <text:p text:style-name="P120">“<text:span text:style-name="T139">Does this island seem natural to you?</text:span>” <text:span text:style-name="T139">Quentin asked, frowning at the gathering fog and shapless trees <text:s/>outside of the protection of the fire.</text:span></text:p>
      <text:p text:style-name="P120"/>
      <text:p text:style-name="P120"><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40">Odilon!</text:span>” <text:span text:style-name="T140">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41">Thella!</text:span> <text:span text:style-name="T141">Wake up!” But once again Thella would not waken. </text:span></text:p>
      <text:p text:style-name="P124"/>
      <text:p text:style-name="P124">“<text:span text:style-name="T142">Do you have that leaf?</text:span>” <text:span text:style-name="T142">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44">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32"/>
      <text:p text:style-name="P132">“<text:span text:style-name="T145">Oh gods...</text:span>” <text:span text:style-name="T145">he cried out, clutching Thella. The others also seemed similarly afflicted. </text:span></text:p>
      <text:p text:style-name="P132"/>
      <text:p text:style-name="P133">Tzuras gritted his teeth, <text:span text:style-name="T146">wand still out towards the darkness.</text:span></text:p>
      <text:p text:style-name="P133"/>
      <text:p text:style-name="P133">“<text:span text:style-name="T146">What are you?</text:span>” <text:span text:style-name="T146">He yelled. </text:span></text:p>
      <text:p text:style-name="P133"/>
      <text:p text:style-name="P135">A shape moved near a tree. </text:p>
      <text:p text:style-name="P134"/>
      <text:p text:style-name="P135">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49">obliterative</text:span> <text:span text:style-name="T149">emptiness </text:span>returned, horrible <text:span text:style-name="T149">and absolute. </text:span></text:p>
      <text:p text:style-name="P135"/>
      <text:p text:style-name="P136">The thing reached an inky black paw towards them as if trying the waters. <text:span text:style-name="T151">The fire behind them shuttered.</text:span></text:p>
      <text:p text:style-name="P131"/>
      <text:p text:style-name="P136">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52">!”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53">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54">Gods.</text:span>” <text:span text:style-name="T154">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45"/>
      <text:p text:style-name="P145">“<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57">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62">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63">Thella, we're going to try to borrow a boat from Odilon's friends here.</text:span>”</text:p>
      <text:p text:style-name="P151"/>
      <text:p text:style-name="P151">“<text:span text:style-name="T163">Who is that? Is that the man in the water from earlier? Sorry I didn't say hi earlier. I fell asleep.</text:span>”</text:p>
      <text:p text:style-name="P151"/>
      <text:p text:style-name="P151">“<text:span text:style-name="T163">Well met.</text:span>” <text:span text:style-name="T163">Odilon said and smiled at the girl. </text:span></text:p>
      <text:p text:style-name="P151"/>
      <text:p text:style-name="P152">“<text:span text:style-name="T163">Are they on the island too?</text:span>” <text:span text:style-name="T163">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65">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64">We may run across about it again. It would help to know what we're up against.</text:span>” <text:span text:style-name="T164">Tzuras said, stooping over the tangle of roots that the beast had watched them from.</text:span></text:p>
      <text:p text:style-name="P154"/>
      <text:p text:style-name="P154">“<text:span text:style-name="T165">Oh. Thella, whats wrong?</text:span>” <text:span text:style-name="T165">The girl had gripped his arm tightly and stared at the space Tzuras was in.</text:span></text:p>
      <text:p text:style-name="P123"/>
      <text:p text:style-name="P123">“<text:span text:style-name="T165">Uncle. There was something bad there last night.</text:span>”</text:p>
      <text:p text:style-name="P123"/>
      <text:p text:style-name="P123">“<text:span text:style-name="T165">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66">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66">Tzuras, find anything?</text:span>” <text:span text:style-name="T166">Quentin peered over at the elf. </text:span></text:p>
      <text:p text:style-name="P160"/>
      <text:p text:style-name="P160">“<text:span text:style-name="T167">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62"/>
      <text:p text:style-name="P162">“<text:span text:style-name="T169">Ah.</text:span>” <text:span text:style-name="T169">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70">Look at the marks there.</text:span>”</text:p>
      <text:p text:style-name="P163"/>
      <text:p text:style-name="P166">The tree had been mauled. Long gashes cut their way deep into its core, past the bark <text:span text:style-name="T171">and </text:span>into the <text:span text:style-name="T171">soft core. Sap leaked from the injury.</text:span></text:p>
      <text:p text:style-name="P166"/>
      <text:p text:style-name="P166">“<text:span text:style-name="T172">Do you suppose its the same beast?</text:span>” <text:span text:style-name="T172">Thella asked, and reached towards the mark, but hesitated half way, staring at it.</text:span></text:p>
      <text:p text:style-name="P166"/>
      <text:p text:style-name="P166">“<text:span text:style-name="T172">It must be.</text:span>” <text:span text:style-name="T172">Odilon said. “Nothing we can learn here. We should hurry and get back to the camp. The fact that there are marks here means that the beast must be around.” He eyed the fog.</text:span></text:p>
      <text:p text:style-name="P166"/>
      <text:p text:style-name="P166">“<text:span text:style-name="T172">There's nothing to say it won't come out during the day.</text:span>” <text:span text:style-name="T172">He said, knife in one hand, the other held close by his side. </text:span></text:p>
      <text:p text:style-name="P166"/>
      <text:p text:style-name="P167">“<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74">Whats your point? These marks are all over the place.</text:span>” <text:span text:style-name="T174">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75">She pointed out, still shying away from actually touching the marks.</text:span></text:p>
      <text:p text:style-name="P168"/>
      <text:p text:style-name="P169">“Hmm. Good point. And there's also the <text:span text:style-name="T175">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75">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77">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78">Fine. As long as you do. How is your arm? I see you're still holding it.</text:span>”</text:p>
      <text:p text:style-name="P173"/>
      <text:p text:style-name="P175">The soldier's face darkened. “Its fine. Ill have <text:span text:style-name="T198">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82">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80">seven</text:span> of them. <text:span text:style-name="T180">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81">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2">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83">Quentin's shirt. </text:span></text:p>
      <text:p text:style-name="P183"/>
      <text:p text:style-name="P183">“<text:span text:style-name="T183">Stay together. Something evil is near.</text:span>” <text:span text:style-name="T183">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84">I feel it too now. Its strong. This way.</text:span>” <text:span text:style-name="T184">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85">y</text:span> moved forward, scanning the forest for any sign of movement. <text:span text:style-name="T186">A breeze groaned through the trees: only a short gasp, cold and wet. Tzuras's eyes widened a bit. </text:span></text:p>
      <text:p text:style-name="P185"/>
      <text:p text:style-name="P185">“<text:span text:style-name="T186">There's blood nearby.</text:span>” <text:span text:style-name="T186">He said, directing them forward. </text:span></text:p>
      <text:p text:style-name="P185"/>
      <text:p text:style-name="P185">“<text:span text:style-name="T186">Right there. On the other side of that tree.</text:span>” <text:span text:style-name="T186">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87">staring on it with shock. Thella buried her face into the older man's side.</text:span></text:p>
      <text:p text:style-name="P187"/>
      <text:p text:style-name="P188">Tzuras's <text:span text:style-name="T187">green</text:span> eyes dimmed, <text:span text:style-name="T187">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191"/>
      <text:p text:style-name="P191">“<text:span text:style-name="T188">Oh god.</text:span>” <text:span text:style-name="T188">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90">And so, with one hand still holding Thella still, and the other outstretched, his tome open and whirling amid constructed wind he cursed the dead thing which lay before them.</text:span></text:p>
      <text:p text:style-name="P191"/>
      <text:p text:style-name="P194">Fire <text:span text:style-name="T191">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94">in</text:span> his onslaught.</text:p>
      <text:p text:style-name="P194"/>
      <text:p text:style-name="P196">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96">Why?</text:span>” <text:span text:style-name="T196">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01"/>
      <text:p text:style-name="P202">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99">She was already dead.</text:span>” <text:span text:style-name="T199">Quentin stated. He looked down at Thella who was crying into his clothing. In the moment he could not think of what to say to her.</text:span></text:p>
      <text:p text:style-name="P203"/>
      <text:p text:style-name="P203">“<text:span text:style-name="T199">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08"/>
      <text:p text:style-name="P208">He crouched down and reached a hand out to <text:span text:style-name="T201">take the object off her face and</text:span> wipe away her tears, trying to conceal his shock.</text:p>
      <text:p text:style-name="P208"/>
      <text:p text:style-name="P208">“<text:span text:style-name="T202">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203">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23">attempt to</text:span> brush it off, he knew she had sensed that something was wrong. </text:p>
      <text:p text:style-name="P214"/>
      <text:p text:style-name="P214">He gently pulled her back in front of <text:span text:style-name="T204">him. </text:span></text:p>
      <text:p text:style-name="P212"/>
      <text:p text:style-name="P212">“<text:span text:style-name="T204">Thats not going to happen.</text:span>” <text:span text:style-name="T204">He said with a bit more force than he intended. He loosened the grasp on her arm. He struggled not to break into tears himself. He stopped and wiped his eyes.</text:span></text:p>
      <text:p text:style-name="P212"/>
      <text:p text:style-name="P212">“<text:span text:style-name="T204">It won't happen. I'm not going to let it.</text:span>” <text:span text:style-name="T204">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206">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205">You got my back?</text:span>” <text:span text:style-name="T205">He asked the elf, holding his injured arm close. With his good one, he furled his jacket around him and stared at the insignia on the shoulder for a moment. </text:span></text:p>
      <text:p text:style-name="P215"/>
      <text:p text:style-name="P215">“<text:span text:style-name="T207">Yes.</text:span>” <text:span text:style-name="T207">He said, before getting up. He extended a hand to the soldier, who took it with his good one, and got to his feet. </text:span></text:p>
      <text:p text:style-name="P215"/>
      <text:p text:style-name="P216">“<text:span text:style-name="T207">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20">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208">grimace</text:span> of horror, revulsion and anger gripped Odilon. He clenched his hand into a fist, the released it and ran his hand through his hand violently through his hair. </text:p>
      <text:p text:style-name="P220"/>
      <text:p text:style-name="P220">“<text:span text:style-name="T209">That’s</text:span> Adrian. This was literally his first deployment outside of the city. Gods what the hell… How could he deserve this? How could this happen?”</text:p>
      <text:p text:style-name="P220"/>
      <text:p text:style-name="P230">Tzuras was looking at the young man <text:span text:style-name="T217">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208">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210">The world is a cruel place Odilon. Fair? Unfair? Perhaps the gods think of such things. But if so, it does not show. At least not that I can tell.”</text:span></text:p>
      <text:p text:style-name="P222"/>
      <text:p text:style-name="P223">Odilon looked back at Tzuras. “<text:span text:style-name="T218">Perhaps it is as you say. Perhaps.</text:span>”</text:p>
      <text:p text:style-name="P223"/>
      <text:p text:style-name="P224">“<text:span text:style-name="T211">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24"><text:soft-page-break/></text:p>
      <text:p text:style-name="P224">“<text:span text:style-name="T211">Some of this food still looks good.</text:span>” <text:span text:style-name="T211">Tzuras said, looking through things. </text:span></text:p>
      <text:p text:style-name="P224"/>
      <text:p text:style-name="P224"><text:span text:style-name="T211"><text:s/>Odilon shook his head. “There's two more here. Help me move them out.</text:span>”</text:p>
      <text:p text:style-name="P224"/>
      <text:p text:style-name="P233">They moved the two bodies <text:span text:style-name="T222">and placed them on top. </text:span>Odilon surveyed the grim pile.</text:p>
      <text:p text:style-name="P225"/>
      <text:p text:style-name="P225">“<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24">Uncle. There are no boats here.</text:span>” <text:span text:style-name="T224">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25">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26">initially shied away from the man, but after a moment, something, perhaps the lack of intervention from Quentin, who simply stared downward, changed her mind. </text:span></text:p>
      <text:p text:style-name="P246"/>
      <text:p text:style-name="P246">“<text:span text:style-name="T226">I listened to what you said. I know its not the same, but I want to feel as well. I don't know about the rest though...</text:span>” <text:span text:style-name="T226">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27">Oh, Odilon. You're here as well. Do you think I could talk to Quentin?</text:span>”</text:p>
      <text:p text:style-name="P247"><text:soft-page-break/>But the soldier was in a state of righteous fury.</text:p>
      <text:p text:style-name="P247"/>
      <text:p text:style-name="P247">“<text:span text:style-name="T228">This isn't the time for talking.</text:span>” <text:span text:style-name="T228">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50"/>
      <text:p text:style-name="P250">“<text:span text:style-name="T229">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30">responsive to his plan. </text:span></text:p>
      <text:p text:style-name="P251"/>
      <text:p text:style-name="P251">“<text:span text:style-name="T231">Don't you see? This can be any water. Anything! Watch: will will alone, I feel that this is not the shore of a river. This is merely an inland pond.</text:span>” <text:span text:style-name="T231">He started wading into the waters.</text:span></text:p>
      <text:p text:style-name="P251"/>
      <text:p text:style-name="P251">“<text:span text:style-name="T231">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2">pond!</text:span>”</text:p>
      <text:p text:style-name="P248"/>
      <text:p text:style-name="P248">“<text:span text:style-name="T232">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33">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34">You… moved us here? This is insane. We're not capable of fighting whatever this is.</text:span>”</text:p>
      <text:p text:style-name="P254"/>
      <text:p text:style-name="P254">“<text:span text:style-name="T234">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34">Look. No one is going to fight anything, not when Thella is here.</text:span>”</text:p>
      <text:p text:style-name="P248"/>
      <text:p text:style-name="P248">“<text:span text:style-name="T234">Uncle. I want to help!</text:span>” <text:span text:style-name="T234">Thella protested. But the older man refused to budge. </text:span></text:p>
      <text:p text:style-name="P248"/>
      <text:p text:style-name="P248">“<text:span text:style-name="T235">I can't let you be in harms way. In fact we had better leave.</text:span>”</text:p>
      <text:p text:style-name="P248"/>
      <text:p text:style-name="P249">“<text:span text:style-name="T235">Leave? Just try. Don't you see? This place really isn't that large.” He gestured behind him. “I'd say a mile at best. There literally is nowhere to go.”</text:span></text:p>
      <text:p text:style-name="P249"/>
      <text:p text:style-name="P249">“<text:span text:style-name="T235">Hold on just a damn second here. How do you know that?</text:span>” <text:span text:style-name="T235">Quentin said, catching Thella's arm. </text:span></text:p>
      <text:p text:style-name="P249"/>
      <text:p text:style-name="P249">“<text:span text:style-name="T235">That's the right question, Quentin. I think it would be best if you two got behind me.</text:span>” <text:span text:style-name="T235">And he interposed himself quickly between the two groups. </text:span></text:p>
      <text:p text:style-name="P249"/>
      <text:p text:style-name="P249">“<text:span text:style-name="T236">You.” He pointed at Odilon. “I'm serious. You can drop the act. I know everything. Who are you actually?</text:span>” <text:span text:style-name="T236">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37">Just what I say. The blood on the soldiers? That had been there for year. Perhaps longer. This place has no decay, who knows how long they lay there.</text:span>”</text:p>
      <text:p text:style-name="P256"/>
      <text:p text:style-name="P256">“<text:span text:style-name="T237">T-Thats not true!</text:span>” <text:span text:style-name="T237">Odilon protested. “Thats impossible.”</text:span></text:p>
      <text:p text:style-name="P256"/>
      <text:p text:style-name="P256">“<text:span text:style-name="T238">I saw the real Odilon.</text:span>” <text:span text:style-name="T238">Tzuras continued. “He was dead. In the pile with the others. I suspect none of them made it out alive.”</text:span></text:p>
      <text:p text:style-name="P256"/>
      <text:p text:style-name="P256">“<text:span text:style-name="T239">Shut your lying mouth elf! What a load of shit.</text:span>” <text:span text:style-name="T239">He said, anger flaring sudden from within him. His eyes ran over the hilt of the dagger Tzuras had given him.</text:span></text:p>
      <text:p text:style-name="P256"/>
      <text:p text:style-name="P256">“<text:span text:style-name="T239">If you reach for it, I'll cover you in fire before you can take three paces.</text:span>” <text:span text:style-name="T239">Tzuras said, a cold steel having entered his voice. </text:span></text:p>
      <text:p text:style-name="P256"/>
      <text:p text:style-name="P257">Odilon looked up at the elf, anger turning to hatred. </text:p>
      <text:p text:style-name="P257"/>
      <text:p text:style-name="P257">“<text:span text:style-name="T240">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41">Say it anyways.</text:span>”</text:p>
      <text:p text:style-name="P260"/>
      <text:p text:style-name="P260">“<text:span text:style-name="T241">Sergeant Cyrus.</text:span>”</text:p>
      <text:p text:style-name="P260"/>
      <text:p text:style-name="P260">“<text:span text:style-name="T241">Whats his last name?</text:span>”</text:p>
      <text:p text:style-name="P260"/>
      <text:p text:style-name="P260">“<text:span text:style-name="T241">That is his last name. I don't know his first.</text:span>”</text:p>
      <text:p text:style-name="P260"/>
      <text:p text:style-name="P260">“<text:span text:style-name="T241">Isn't that unusual in the northern military?</text:span>”</text:p>
      <text:p text:style-name="P248"/>
      <text:p text:style-name="P248">“<text:span text:style-name="T241">Yes. But he and I haven't been assigned together for long, this was our first.</text:span>”</text:p>
      <text:p text:style-name="P248"/>
      <text:p text:style-name="P248">“<text:span text:style-name="T242">Where were you born?</text:span>”</text:p>
      <text:p text:style-name="P248"/>
      <text:p text:style-name="P248">“<text:span text:style-name="T242">Illithar.</text:span>”</text:p>
      <text:p text:style-name="P248"/>
      <text:p text:style-name="P248">“<text:span text:style-name="T242">What part?</text:span>”</text:p>
      <text:p text:style-name="P248"/>
      <text:p text:style-name="P248">“<text:span text:style-name="T243">Well, not in the city itself, actually in Hinterwall.</text:span>”</text:p>
      <text:p text:style-name="P248"/>
      <text:p text:style-name="P248">“<text:span text:style-name="T243">Hinterwall, hmm.” The elf thought hard for a moment, dredging up some obscure fact. </text:span></text:p>
      <text:p text:style-name="P248"><text:soft-page-break/>“<text:span text:style-name="T243">Then you should know the name of the only baker in Hinterwall, hmm?</text:span>”</text:p>
      <text:p text:style-name="P248"/>
      <text:p text:style-name="P248">“<text:span text:style-name="T243">Of course I do, her name is Mary Domer.</text:span>”</text:p>
      <text:p text:style-name="P248"/>
      <text:p text:style-name="P248">“<text:span text:style-name="T243">That is not correct. The baker in Hinterwall is a man. I've been there myself.</text:span>” <text:span text:style-name="T243">The elf pointed at Odilon.</text:span></text:p>
      <text:p text:style-name="P248"/>
      <text:p text:style-name="P248">“<text:span text:style-name="T243">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44">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45">What kind of good are they known for?</text:span>”</text:p>
      <text:p text:style-name="P262"/>
      <text:p text:style-name="P262">“<text:span text:style-name="T245">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46">Step back dopelganger!</text:span>” <text:span text:style-name="T246">Tzuras threatened with his wand.</text:span></text:p>
      <text:p text:style-name="P264"/>
      <text:p text:style-name="P266">“Hey! Don't hurt him!” Thella yelled. Quentin dragged her behind him even more. </text:p>
      <text:p text:style-name="P263"/>
      <text:p text:style-name="P265">Odilon did back up, <text:span text:style-name="T247">but remained aggressive in posture. </text:span></text:p>
      <text:p text:style-name="P265"/>
      <text:p text:style-name="P265">“<text:span text:style-name="T248">Tzuras, I'm sure you saw what you said, but can you be certain it wasn't this place and its tricks?</text:span>”</text:p>
      <text:p text:style-name="P265"><text:soft-page-break/></text:p>
      <text:p text:style-name="P267">Doubt visibly crept into Tzuras's mind.</text:p>
      <text:p text:style-name="P267"/>
      <text:p text:style-name="P267">“I'm sure we can work though this.” <text:span text:style-name="T249">Quentin said to both parties. </text:span></text:p>
      <text:p text:style-name="P267"/>
      <text:p text:style-name="P268">But Tzuras had other plans. </text:p>
      <text:p text:style-name="P268"/>
      <text:p text:style-name="P268">“Odilon. Take off the bandages on your arm.”</text:p>
      <text:p text:style-name="P268"/>
      <text:p text:style-name="P268">The soldier frowned. “Why the hell would I do that?”</text:p>
      <text:p text:style-name="P268"/>
      <text:p text:style-name="P268">“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8"/>
      <text:p text:style-name="P268">“Not a chance elf! It will merely open up the wound.”</text:p>
      <text:p text:style-name="P268"/>
      <text:p text:style-name="P268">“I promise you I will mend it.”</text:p>
      <text:p text:style-name="P268"/>
      <text:p text:style-name="P268">“I don't trust you.” Odilon returned.</text:p>
      <text:p text:style-name="P268"/>
      <text:p text:style-name="P268">“I promise <text:span text:style-name="T99">I </text:span><text:span text:style-name="T102">will mend it.</text:span>” Quentin added.</text:p>
      <text:p text:style-name="P268"/>
      <text:p text:style-name="P268">Odilon regarded the old man. “Ah, so you're taking his side?” He pointed at the elf. “<text:span text:style-name="T250">Really? Taking the side of an elf over a human?</text:span>”</text:p>
      <text:p text:style-name="P268"/>
      <text:p text:style-name="P269">But Quentin just laughed morosely. “Oh, its clear you know nothing about me. Take the bandages off. I swear I'll fix whatever is under there, if I can.”</text:p>
      <text:p text:style-name="P269"/>
      <text:p text:style-name="P270">Odilon's anger suddenly turned to fear. He looked wildly from Tzuras to Quentin. </text:p>
      <text:p text:style-name="P270"/>
      <text:p text:style-name="P270">“Screw that! You can't tell me what to do!” The soldier made as if to run.</text:p>
      <text:p text:style-name="P270"/>
      <text:p text:style-name="P270">“Like hell I can't!” Tzuras shouted, swirling patterns with his wand.</text:p>
      <text:p text:style-name="P270"/>
      <text:p text:style-name="P270">From the ground vines conjured into being which quickly wound their way around the soldier's leg as he went to run. He toppled over into the mud beside the pond.</text:p>
      <text:p text:style-name="P270"/>
      <text:p text:style-name="P270">“<text:span text:style-name="T251">Turn around!</text:span>” <text:span text:style-name="T251">Tzuras ordered. “Take the damn bandages off.”</text:span></text:p>
      <text:p text:style-name="P270"/>
      <text:p text:style-name="P270">“<text:span text:style-name="T252">Fuck you!</text:span>” <text:span text:style-name="T252">The soldier cried out, and went to draw his knife with his other hand. </text:span></text:p>
      <text:p text:style-name="P270"/>
      <text:p text:style-name="P270">“<text:span text:style-name="T253">Enough!</text:span>” <text:span text:style-name="T253">Quentin yelled. “Corporal Odilon, drop your weapon!” And this time, as the words exited his mouth, they came with an inescapable force tied to them. </text:span></text:p>
      <text:p text:style-name="P270"/>
      <text:p text:style-name="P271">The soldier only had a brief second to see that the older man had his book open, <text:span text:style-name="T254">before he felt compelled to drop his dagger. The weapon landed with a thin splat into the mud.</text:span></text:p>
      <text:p text:style-name="P271"/>
      <text:p text:style-name="P272">He let out a dull groan, <text:span text:style-name="T255">anticipating what the man was about to ask him.</text:span></text:p>
      <text:p text:style-name="P272"><text:soft-page-break/>“<text:span text:style-name="T255">Corporal Odilon. Take the bandages off your hand.”</text:span></text:p>
      <text:p text:style-name="P271"/>
      <text:p text:style-name="P273">Odilon <text:span text:style-name="T261">grimaced</text:span> and looked at his bandaged hand. </text:p>
      <text:p text:style-name="P273"/>
      <text:p text:style-name="P273">His free hand started to move towards it. </text:p>
      <text:p text:style-name="P273"/>
      <text:p text:style-name="P273">“No!” He cried out with horror, <text:span text:style-name="T257">his face pale.</text:span></text:p>
      <text:p text:style-name="P273"/>
      <text:p text:style-name="P273">With palpable effort he slowed the advance of his now uncontrollable hand. It trembled with force, bidden from forces both mechanical and magical. <text:span text:style-name="T258">Sweat beaded down his face.</text:span></text:p>
      <text:p text:style-name="P273"/>
      <text:p text:style-name="P273">“No! Gods. What are you making me do? Quentin! No please!”</text:p>
      <text:p text:style-name="P273"/>
      <text:p text:style-name="P273">Thella tugged at Quentin's shirt. “Uncle, don't hurt him!”</text:p>
      <text:p text:style-name="P273"/>
      <text:p text:style-name="P273">But Quentin's face was cold. “This won't hurt him, Thella. At least not <text:span text:style-name="T259">physically.</text:span>”</text:p>
      <text:p text:style-name="P273"/>
      <text:p text:style-name="P273">He reasserted his stance and the pages of his book fluttered. “I said: 'Corporal Odilon, take the bandages <text:span text:style-name="T260">off</text:span> your hand.'”</text:p>
      <text:p text:style-name="P273"/>
      <text:p text:style-name="P274">The physical gave way to the mental. The <text:span text:style-name="T261">soldiers</text:span> hand removed the bandages. </text:p>
      <text:p text:style-name="P274"/>
      <text:p text:style-name="P274">The elf looked curiously on. </text:p>
      <text:p text:style-name="P274"/>
      <text:p text:style-name="P275">Thella covered her mouth. “Uncle whats wrong with his arm?”</text:p>
      <text:p text:style-name="P275"/>
      <text:p text:style-name="P275">Quentin was grim in triumph, <text:span text:style-name="T256">merely shaking his head. He released the magic.</text:span></text:p>
      <text:p text:style-name="P275"/>
      <text:p text:style-name="P276">Odilon tried to cover his arm again after the magic lessened but by the looks on their face, it was too late. </text:p>
      <text:p text:style-name="P276"/>
      <text:p text:style-name="P276">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6"/>
      <text:p text:style-name="P276">“What is wrong with your arm Odilon?” Quentin asked, perhaps almost menacingly.</text:p>
      <text:p text:style-name="P276"/>
      <text:p text:style-name="P276">Odilon was still shocked and scared himself. </text:p>
      <text:p text:style-name="P276"/>
      <text:p text:style-name="P276">“I-I really don't know. I was as shocked as you were. Why is there not flesh in my arm?” He held the offending appendage out for them to see.</text:p>
      <text:p text:style-name="P276"/>
      <text:p text:style-name="P276">“<text:span text:style-name="T262">Ha. I trust you very little. Perhaps you are in league with the forces of this island?</text:span>” <text:span text:style-name="T262">Tzuras said with scorn. “We helped you! Did you kill the others?”</text:span></text:p>
      <text:p text:style-name="P276"/>
      <text:p text:style-name="P277">Odilon dropped to his knees and began to weep. </text:p>
      <text:p text:style-name="P277"/>
      <text:p text:style-name="P277">The gesture was so unexpected from the others, that they did not respond. The sudden hostile air was <text:soft-page-break/>broken. It was clear that Odilon was as confused as the rest of them. Moreso because it was his own body in question.</text:p>
      <text:p text:style-name="P277"/>
      <text:p text:style-name="P277">“You've got to believe me. I did not kill the others. I don't know whats going on, but I was truly horrified when I found out what had happened.”</text:p>
      <text:p text:style-name="P277"/>
      <text:p text:style-name="P277">Tzuras still had questions however. </text:p>
      <text:p text:style-name="P277"/>
      <text:p text:style-name="P277">“And what about the other Odilon I saw. Did you see him too?”</text:p>
      <text:p text:style-name="P277"/>
      <text:p text:style-name="P277">“I-I hoped it was just the island playing tricks on me, like you said. After all, how would any one of you react if you saw your own dead body before you? I don't know what I should say or what I can do to convince you that I am who I say I am. I am Odilon!”</text:p>
      <text:p text:style-name="P277"/>
      <text:p text:style-name="P277">Tzuras was about to say something, but Quentin cut him off. </text:p>
      <text:p text:style-name="P277"/>
      <text:p text:style-name="P277">“It was very interesting that my magic worked on you. I had not thought about it in the moment, but I called you by your name, Odilon, and the spell of command took hold. Were you not Odilon, you would not have been affected.”</text:p>
      <text:p text:style-name="P277"/>
      <text:p text:style-name="P278">Quentin puzzled over this.</text:p>
      <text:p text:style-name="P278"/>
      <text:p text:style-name="P278">“And you did know of Hinterwall. I am at a loss. You seem to be Odilon, yet your body is clearly not human. <text:span text:style-name="T263">What is that material anyway?”<text:line-break/></text:span></text:p>
      <text:p text:style-name="P278">“<text:span text:style-name="T263">I don't know.” Odilon said, showing his arm again. “I've actually tried not to think about it.” He admitted.</text:span></text:p>
      <text:p text:style-name="P278"/>
      <text:p text:style-name="P279">A chill wind reminded them where they were. </text:p>
      <text:p text:style-name="P279"/>
      <text:p text:style-name="P279">“But does this truly change anything? We are here, in the proverbial lion's den. Its clear this island has no intension of releasing its secrets. I still thin the best way forward is to force them from it.”</text:p>
      <text:p text:style-name="P279"/>
      <text:p text:style-name="P279">Now it was Tzuras who grew silent.</text:p>
      <text:p text:style-name="P279"/>
      <text:p text:style-name="P279">But Quentin nodded slowly. “Well, your nature is somewhat clearer now, if not fully revealed. Perhaps as you say, this changes little in the immediate term. <text:span text:style-name="T264">So, likely-Odilon, </text:span>what do you suggest? This pond is of some importance?”</text:p>
      <text:p text:style-name="P279"/>
      <text:p text:style-name="P280">Tzuras and Odilon nodded. </text:p>
      <text:p text:style-name="P280"/>
      <text:p text:style-name="P280">“This is the focus point. Here and actually right over there. There is a fissure in the rock behind the pond. I can't believe you haven't felt it already. Its honestly almost overwhelming.”</text:p>
      <text:p text:style-name="P280"/>
      <text:p text:style-name="P280">“<text:span text:style-name="T265">Hmm. And what do you feel from it?</text:span>” <text:span text:style-name="T266">Quentin questioned.</text:span></text:p>
      <text:p text:style-name="P280"/>
      <text:p text:style-name="P280">“...<text:span text:style-name="T266">Nothing</text:span>” <text:span text:style-name="T266">Tzuras responded. “Not just the lack of things, empty space, but the conspicuous lack of any substance at all, like a gaping void. Strangely still and likely hazardous.”</text:span> </text:p>
      <text:p text:style-name="P218"/>
      <text:p text:style-name="P218"><text:soft-page-break/>“<text:span text:style-name="T267">And you suggest entering it?</text:span>” <text:span text:style-name="T267">Quentin asked, clearly concerned.</text:span></text:p>
      <text:p text:style-name="P218"/>
      <text:p text:style-name="P218">“<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18"/>
      <text:p text:style-name="P281">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1"/>
      <text:p text:style-name="P281">But although he had made the decision, and made to turn around, he had forgotten to keep hold of the child's hand during Odilon's reveal. </text:p>
      <text:p text:style-name="P281"/>
      <text:p text:style-name="P281">She had found a thin lip of rock around the side of the pond and was edging her way around. </text:p>
      <text:p text:style-name="P281"/>
      <text:p text:style-name="P281">“Thella! What are you doing?!” Quentin yelled. </text:p>
      <text:p text:style-name="P281"/>
      <text:p text:style-name="P282">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282"/>
      <text:p text:style-name="P282">“<text:span text:style-name="T269">Stop!</text:span>” <text:span text:style-name="T269">He shouted. And made after her. </text:span></text:p>
      <text:p text:style-name="P282"/>
      <text:p text:style-name="P283">The other two followed him.</text:p>
      <text:p text:style-name="P283"/>
      <text:p text:style-name="P283">So frantically did the three follow the girl that they never <text:span text:style-name="T276">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283"/>
      <text:p text:style-name="P285">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2">nothingness</text:span> within combined into a singular emotion. As a man might look into the darkened abyss of a fathomless ocean, and consider both the existential dread of its <text:span text:style-name="T272">vast</text:span> expanse and yet be <text:span text:style-name="T272">intrigued</text:span> by the secrets of its dread depth, so to did Thella stare at the opening. </text:p>
      <text:p text:style-name="P285"/>
      <text:p text:style-name="P285">Before her, <text:span text:style-name="T272">conscious of it</text:span> or not, was the door to a great unknown. The ability and will for her to walk towards it, and then inside it, only spoke to her conviction and her desire to, for one moment in her <text:span text:style-name="T272">suddenly and inescapably</text:span> bleak life, determine her own destiny, free from Quentin, and the clutches of her horrible disease. And so, walk inside she did.</text:p>
      <text:p text:style-name="P285"/>
      <text:p text:style-name="P285">The other three were right behind her and also felt the <text:span text:style-name="T273">disturbing</text:span> power of the place. Yet so driven was Quentin by his love and pact made <text:span text:style-name="T273">for Thella's sake</text:span>, that his <text:span text:style-name="T273">old</text:span> feet never slowed. He <text:span text:style-name="T274">disappeared</text:span> right after her, calling her name.</text:p>
      <text:p text:style-name="P285"/>
      <text:p text:style-name="P285">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5">remnant</text:span> of the <text:span text:style-name="T275">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285"/>
      <text:p text:style-name="P285"/>
      <text:p text:style-name="P285"/>
      <text:p text:style-name="P287">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287"/>
      <text:p text:style-name="P287">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287"/>
      <text:p text:style-name="P287">“Odilon?” He yelled into the mist.</text:p>
      <text:p text:style-name="P287"/>
      <text:p text:style-name="P287">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287"/>
      <text:p text:style-name="P288">His hand <text:span text:style-name="T278">slowly</text:span> went to his chest. It was a sudden and gnawing emptiness which hit like a physical blow. <text:span text:style-name="T277">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288"/>
      <text:p text:style-name="P293">He looked straight ahead, arms by his side, staring into the white nothing and remained like that for an indeterminate amount of time. </text:p>
      <text:p text:style-name="P286"/>
      <text:p text:style-name="P286"/>
      <text:p text:style-name="P286"/>
      <text:p text:style-name="P289">Odilon himself also was slowly <text:span text:style-name="T281">learning similar things as Tzuras</text:span>. After wandering through the fog for what seemed like hours he had finally come to a stop. </text:p>
      <text:p text:style-name="P289"/>
      <text:p text:style-name="P289">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289"/>
      <text:p text:style-name="P290">He could feel it, always right just out of reach. Always in the middle distance, close enough to be reasonable, obtainable, but never close enough to see. It existed in his mind like a beacon, yet one which consumed rather than emitted, <text:span text:style-name="T279">a distant hole. </text:span></text:p>
      <text:p text:style-name="P290"/>
      <text:p text:style-name="P292">He could feel it drawing on him bit by bit. But, <text:span text:style-name="T282">frustratingly</text:span>, he could not seem to reach it.</text:p>
      <text:p text:style-name="P292"><text:soft-page-break/></text:p>
      <text:p text:style-name="P292">Dull anger began to rise within him. At this point all thoughts of the others had gone from his mind. He was solely focused on the goal in front of him. <text:span text:style-name="T280">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292"/>
      <text:p text:style-name="P292"/>
      <text:p text:style-name="P294">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294"/>
      <text:p text:style-name="P294">Where was Thella? He had to protect her. If he could not protect her, he must find her. That was clear. And it was that clarity that kept him moving, even after his muscles began to tire, and even after his breath started to come slower and slower. </text:p>
      <text:p text:style-name="P294"/>
      <text:p text:style-name="P294">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294"/>
      <text:p text:style-name="P294">His actions would not be dictated by outside forces. He was his own person, and no magical entity, no matter how powerful, would change him. </text:p>
      <text:p text:style-name="P294"/>
      <text:p text:style-name="P295">“Curse you! Damn your fog and your lifeless existence.” He shouted to the emptiness. “I won't relent you hear me? Thella! I'm coming for you!” He cried out. </text:p>
      <text:p text:style-name="P295"/>
      <text:p text:style-name="P301">But the magics of the island did not care for his new found passion. To the exact same degree that he had shouted, he felt a strange cold around that fire in his chest, like a fire suddenly exposed to a powerful wind. It flickered but did not go out.</text:p>
      <text:p text:style-name="P295"/>
      <text:p text:style-name="P301">For he too was stubborn, and now conscious of the effect, would not relent. </text:p>
      <text:p text:style-name="P295"/>
      <text:p text:style-name="P301">“Thella! Where are you?” he called. The sudden loss hit him again.</text:p>
      <text:p text:style-name="P295"/>
      <text:p text:style-name="P302">“Damn you!” He screamed at the loss. He would not accept this! </text:p>
      <text:p text:style-name="P294"/>
      <text:p text:style-name="P296">The fire responded again, struggling against the constant attrition of the fog and emptiness around him.</text:p>
      <text:p text:style-name="P296"/>
      <text:p text:style-name="P296">“What are you?!” He yelled, book springing open, flames leaping to his hand. The light from the flames flickered and danced, falling short into the endless mist. The emptiness lapped greedily at the fire.</text:p>
      <text:p text:style-name="P296"/>
      <text:p text:style-name="P296">Quentin saw this and planted his feet, drawing deep within. </text:p>
      <text:p text:style-name="P296"/>
      <text:p text:style-name="P296">“You won't take me!” <text:span text:style-name="T283">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297"><text:soft-page-break/>The loss was palpable feeling at this point. Even his magic seemed to be affected!</text:p>
      <text:p text:style-name="P290"/>
      <text:p text:style-name="P303">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291"/>
      <text:p text:style-name="P303">He chuckled now. “Do you want to eat this fire of mine? Are you so sure you can?”</text:p>
      <text:p text:style-name="P291"/>
      <text:p text:style-name="P303">The sigils now glowed, searing with white light. He extended his hand outwards, trembling with both power and exertion. </text:p>
      <text:p text:style-name="P291"/>
      <text:p text:style-name="P291">“<text:span text:style-name="T284">Let your sick appetite be sated on this!” The words stretched upwards, out of the page, being drawn out by his skill. The magic instructions combined with the power he had drawn from himself, and with the two together, gave form to blinding fire. </text:span></text:p>
      <text:p text:style-name="P291"/>
      <text:p text:style-name="P298">His book now floated before him, his town hands cradling a ball of burning whitness which grew and formed between his fingers. </text:p>
      <text:p text:style-name="P298"/>
      <text:p text:style-name="P298">Victory ran in a toothed grin over his face. “Ill light the whole damn island if I have to!” He yelled. Throwing both his hands high.</text:p>
      <text:p text:style-name="P298"/>
      <text:p text:style-name="P298">The ball of fire streaked upward then detonated with a frightening force. </text:p>
      <text:p text:style-name="P298"/>
      <text:p text:style-name="P298">Suddenly the emptiness was driven back. The fog burned with light and ceased to be. The ground, perfectly level, heaved and scorched, real marks forming as the expanding flames burned their was outwards. In the center of it, perfectly illuminated, was Quentin. </text:p>
      <text:p text:style-name="P298"/>
      <text:p text:style-name="P298">Or so it seemed. </text:p>
      <text:p text:style-name="P298"/>
      <text:p text:style-name="P298">For as the ball of light and flame continued to expand, the smallest edges of it were eaten away. And as it widened even more, it lessened. The further it went, the greater the effect, until finally, the fog <text:span text:style-name="T287">stubbornly</text:span> remained. The fire continued, burning bands through it, though slower, with less energy.</text:p>
      <text:p text:style-name="P298"/>
      <text:p text:style-name="P298">Finally, the white flame dimmed to red and then orange, then in places started to falter. </text:p>
      <text:p text:style-name="P298"/>
      <text:p text:style-name="P298">From the ground at the edges of the fog, silently crept... nothing. It pooled <text:span text:style-name="T290">underneath</text:span> the sheltering mist, and slithered along the ground. Beyond the range of the fast <text:span text:style-name="T290">depleting</text:span> fire, it gathered, floating in pools and clouds and amorphous shapes. </text:p>
      <text:p text:style-name="P298"/>
      <text:p text:style-name="P298">The once solid flame now shuddered as the <text:span text:style-name="T289">antithetical</text:span> force slipped its way around it. It had burned bright, and pushed away the fog, and it doing so, revealed what the fog had been hiding: nothing.</text:p>
      <text:p text:style-name="P298"/>
      <text:p text:style-name="P298">Excruciatingly slow, yet disturbingly fast for the amount of power he had forced into it, the fire swirled into those clouds of nothing and were completely lost.</text:p>
      <text:p text:style-name="P298"/>
      <text:p text:style-name="P298">The fog eagerly refilled the small area which had been burned away.</text:p>
      <text:p text:style-name="P298"/>
      <text:p text:style-name="P298">And now Quentin's victory slipped from his face. The fire which had burnt inside him and flared upon <text:soft-page-break/>provocation had burnt at the emptiness and had been found lacking. <text:span text:style-name="T285">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298"/>
      <text:p text:style-name="P298">Oh gods… If only we knew… <text:span text:style-name="T288">It was like a candle falling into the ocean...</text:span></text:p>
      <text:p text:style-name="P298"/>
      <text:p text:style-name="P299">What have I done Thella?</text:p>
      <text:p text:style-name="P299"/>
      <text:p text:style-name="P299"><text:span text:style-name="T286">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299"/>
      <text:p text:style-name="P299">And at that point, his body began to fall.</text:p>
      <text:p text:style-name="P299"><text:s/></text:p>
      <text:p text:style-name="P291"><text:s/></text:p>
      <text:p text:style-name="P291"/>
      <text:p text:style-name="P305">Thella entered the mist, but it hadn't been more than a few moments beofre she hesitated. She could no longer hear Quentin's footsteps behind her. </text:p>
      <text:p text:style-name="P305"/>
      <text:p text:style-name="P305">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05"/>
      <text:p text:style-name="P305">“Uncle?” She called out.</text:p>
      <text:p text:style-name="P305"/>
      <text:p text:style-name="P305">Her vision blurred. She lost feeling in her fingers. Pins ran the length of her legs, threatening to fall away as well. She found it hard to breathe. Why had she entered this place, when she had known the danger. </text:p>
      <text:p text:style-name="P305"/>
      <text:p text:style-name="P305">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305"><text:span text:style-name="T102"/></text:p>
      <text:p text:style-name="P305"><text:span text:style-name="T102">Tears now began to stream down her cheeks, and she had to stop herself from uttering anything, which she now realized would only make things worse. </text:span></text:p>
      <text:p text:style-name="P305"><text:span text:style-name="T102"/></text:p>
      <text:p text:style-name="P305"><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305"><text:span text:style-name="T110"/></text:p>
      <text:p text:style-name="P306"><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306"><text:span text:style-name="T102"/></text:p>
      <text:p text:style-name="P306"><text:span text:style-name="T102">These memories surged forward, and with each one came additional tears. She didn't know she had so </text:span><text:soft-page-break/><text:span text:style-name="T102">little time. She would have been better. Done more. Been nicer. </text:span></text:p>
      <text:p text:style-name="P306"><text:span text:style-name="T102">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span></text:p>
      <text:p text:style-name="P306"><text:span text:style-name="T102"/></text:p>
      <text:p text:style-name="P306"><text:span text:style-name="T102">She went to take it off now. Maybe, just maybe she could still feel something, the cool of the mist on her skin if she did. </text:span></text:p>
      <text:p text:style-name="P306"><text:span text:style-name="T102"/></text:p>
      <text:p text:style-name="P306"><text:span text:style-name="T102">But through some mechanism she could not explain, the mask refused to move. The tears ran between her skin and the plaster, inaccessible.</text:span></text:p>
      <text:p text:style-name="P306"><text:span text:style-name="T102"/></text:p>
      <text:p text:style-name="P307"><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307"><text:span text:style-name="T102"/></text:p>
      <text:p text:style-name="P307"><text:span text:style-name="T102"/></text:p>
      <text:p text:style-name="P307"><text:span text:style-name="T113">Odilon stared straight ahead. Again in front of him was that mysterious force which he had felt since he had entered. It was as if he were circling a drain. He could feel the pull, he could feel the subtle but inexorable pull of its power towards him. </text:span></text:p>
      <text:p text:style-name="P307"><text:span text:style-name="T113"/></text:p>
      <text:p text:style-name="P307"><text:span text:style-name="T113">And it now no longer fled from him. He could feel that too. Something had changed. The mist was even thicker than he even though possible. Before in the forest it had obscured a person a yard away. Now, he could no longer see his own feet. Where they even there?</text:span></text:p>
      <text:p text:style-name="P307"><text:span text:style-name="T113"/></text:p>
      <text:p text:style-name="P308"><text:span text:style-name="T114">But these thoughts were farther off than his goal, which he now felt lay right before him. A final pull of force, the soft ushering of that unseen thread which ran him to it.</text:span></text:p>
      <text:p text:style-name="P308"><text:span text:style-name="T114"/></text:p>
      <text:p text:style-name="P308"><text:span text:style-name="T114">And there, before him it lay, materializing out of the mist.</text:span></text:p>
      <text:p text:style-name="P308"><text:span text:style-name="T114"/></text:p>
      <text:p text:style-name="P308"><text:span text:style-name="T114">He stood and looked at it, not sure of what move to make. </text:span></text:p>
      <text:p text:style-name="P308"><text:span text:style-name="T114"/></text:p>
      <text:p text:style-name="P308"><text:span text:style-name="T114">Before him was a large region. It wasn't quite </text:span><text:span text:style-name="T115">definite enough</text:span><text:span text:style-name="T114"> to be an object, yet its was also not amorphous enough to be some cloud. Unlike the mist, it had a form. </text:span></text:p>
      <text:p text:style-name="P308"><text:span text:style-name="T114"/></text:p>
      <text:p text:style-name="P308"><text:span text:style-name="T114">And yet, it seemed to rebel against this form, for he could not see nor describe any end to its shape. If he were pressed, he would say it most resembled a dark, black crystal about the same height as himself, <text:s/>buried by terrible force into the pulverized bedrock at his feet. </text:span></text:p>
      <text:p text:style-name="P308"><text:span text:style-name="T114"/></text:p>
      <text:p text:style-name="P308"><text:span text:style-name="T114">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6">facsimile</text:span><text:span text:style-name="T114"> would complet</text:span><text:span text:style-name="T117">ely</text:span><text:span text:style-name="T114"> miss the true nature of the object, for it completely defied </text:span><text:span text:style-name="T101">extent</text:span><text:span text:style-name="T114">.</text:span></text:p>
      <text:p text:style-name="P308"><text:span text:style-name="T114"/></text:p>
      <text:p text:style-name="P308"><text:span text:style-name="T114">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interpolate feel. It was unnatural.</text:span></text:p>
      <text:p text:style-name="P308"><text:span text:style-name="T114"/></text:p>
      <text:p text:style-name="P309"><text:soft-page-break/><text:span text:style-name="T114">A</text:span><text:span text:style-name="T102">nd it wasn't just its edges which defied clear boundary. Its whole being, its </text:span><text:span text:style-name="T118">whole</text:span><text:span text:style-name="T102"> surface and depths seemed to be be starkly present and both curiously absent. He got the feeling that if he were to press his hand into the object, that they would simply disappear. </text:span></text:p>
      <text:p text:style-name="P309"><text:span text:style-name="T102"/></text:p>
      <text:p text:style-name="P310"><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8">A very persistent and dangerous nothing.</text:span></text:p>
      <text:p text:style-name="P310"><text:span text:style-name="T118"/></text:p>
      <text:p text:style-name="P311"><text:span text:style-name="T118">S</text:span><text:span text:style-name="T102">taring at it did not seem to help. He thought that if he observed it for a while he would begin to see some sort of pattern or hint at what he </text:span><text:span text:style-name="T119">ought</text:span><text:span text:style-name="T102"> to do. At the very least, maybe something would attack him. At that point, it would have been clear what was expected of him. However this did not happen. </text:span></text:p>
      <text:p text:style-name="P311"><text:span text:style-name="T102"/></text:p>
      <text:p text:style-name="P312"><text:span text:style-name="T102">He frowned and on a whim his hand reached closer to the thing. </text:span></text:p>
      <text:p text:style-name="P312"><text:span text:style-name="T102"/></text:p>
      <text:p text:style-name="P312"><text:span text:style-name="T102">He had used the damaged hand. With it outstretched, he could see the white substance where his bone should have been. He stood and stared at it with </text:span><text:span text:style-name="T121">curiosity.</text:span></text:p>
      <text:p text:style-name="P312"><text:span text:style-name="T102"/></text:p>
      <text:p text:style-name="P312"><text:span text:style-name="T102">Again acting </text:span><text:span text:style-name="T121">solely</text:span><text:span text:style-name="T102"> on feeling, he reached forward with his other hand and felt the spot where his skin was gone. It did not hurt. It did not feel like something was missing. It simply was not there.</text:span></text:p>
      <text:p text:style-name="P312"><text:span text:style-name="T102"/></text:p>
      <text:p text:style-name="P312"><text:span text:style-name="T102">He peered at the transition between skin and whiteness, trying to determine what the true nature of the change was, but there was no boundary, there was no rip or tear or claw mark which revealed damage. On one part of his arm there was skin, on the next there was not. </text:span></text:p>
      <text:p text:style-name="P312"><text:span text:style-name="T102"/></text:p>
      <text:p text:style-name="P312"><text:span text:style-name="T102">He shook his head and rand his other arm down the damaged hand. He could feel every inch of it. </text:span></text:p>
      <text:p text:style-name="P312"><text:span text:style-name="T102"/></text:p>
      <text:p text:style-name="P313"><text:span text:style-name="T102">And despite himself he chuckled to himself. </text:span><text:span text:style-name="T120">It lacked explanation. It could only be laughed at. </text:span></text:p>
      <text:p text:style-name="P313"><text:span text:style-name="T120"/></text:p>
      <text:p text:style-name="P314"><text:span text:style-name="T122">Whatever force the thing in front of him possessed, it was that mad emptiness which had him now. It was a dry laugh in the darkness. Orders and uniforms and islands were forgotten to him in this moment. It was just him. Whatever he was. Whatever he was supposed to be.</text:span></text:p>
      <text:p text:style-name="P314"><text:span text:style-name="T122"/></text:p>
      <text:p text:style-name="P314"><text:span text:style-name="T122">With a grin on his face he walked forward and, testing, pushed his hand into the formless structured void in front of him. True to his predictions, it went right in. He could not see it come out the other side. </text:span></text:p>
      <text:p text:style-name="P314"><text:span text:style-name="T122"/></text:p>
      <text:p text:style-name="P314"><text:span text:style-name="T122">He pulled it out. </text:span></text:p>
      <text:p text:style-name="P314"><text:span text:style-name="T122"/></text:p>
      <text:p text:style-name="P315"><text:span text:style-name="T122">It came right out. The whole thing, still damaged, with no sign that he had plunged it into anything harmful. </text:span></text:p>
      <text:p text:style-name="P315"><text:span text:style-name="T122"/></text:p>
      <text:p text:style-name="P315"><text:span text:style-name="T123">A grin slowly formed across his face. Perhaps he would see what this thing truly was? </text:span></text:p>
      <text:p text:style-name="P315"><text:span text:style-name="T123"/></text:p>
      <text:p text:style-name="P315"><text:span text:style-name="T123">He stepped into the void. </text:span><text:span text:style-name="T122"><text:s/></text:span><text:span text:style-name="T102"><text:s/></text:span></text:p>
      <text:p text:style-name="P310"><text:span text:style-name="T102"/></text:p>
      <text:p text:style-name="P310"><text:span text:style-name="T102"/></text:p>
      <text:p text:style-name="P308"><text:span text:style-name="T114"/></text:p>
      <text:p text:style-name="P308"><text:span text:style-name="T114"/></text:p>
      <text:p text:style-name="P308"><text:span text:style-name="T114"/></text:p>
      <text:p text:style-name="P308"><text:soft-page-break/><text:span text:style-name="T114"><text:s text:c="4"/></text:span></text:p>
      <text:p text:style-name="P283"/>
      <text:p text:style-name="P284">&lt;Odilon hallicuniates himself falling apart&gt;</text:p>
      <text:p text:style-name="P284"/>
      <text:p text:style-name="P284">&lt;Thella sees <text:span text:style-name="T291">herself</text:span> being abandoned by her parents and Quentin, loosing all feeling&gt;</text:p>
      <text:p text:style-name="P284"/>
      <text:p text:style-name="P284">&lt;Quentin looses himself and his mind, <text:span text:style-name="T270">the memories are too painful so he chooses to forget them</text:span>&gt;</text:p>
      <text:p text:style-name="P284"/>
      <text:p text:style-name="P284">&lt;<text:span text:style-name="T271">Tzuras sees the fires of the Fall, and the resulting desert</text:span>&gt;</text:p>
      <text:p text:style-name="P281"/>
      <text:p text:style-name="P300">&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13T23:00:47.560000000</dc:date>
    <meta:editing-duration>P1DT22H3M9S</meta:editing-duration>
    <meta:editing-cycles>433</meta:editing-cycles>
    <meta:generator>LibreOffice/5.0.5.2$Windows_X86_64 LibreOffice_project/55b006a02d247b5f7215fc6ea0fde844b30035b3</meta:generator>
    <meta:document-statistic meta:table-count="0" meta:image-count="0" meta:object-count="0" meta:page-count="70" meta:paragraph-count="1188" meta:word-count="30496" meta:character-count="166097" meta:non-whitespace-character-count="136239"/>
  </office:meta>
</office:document-meta>
</file>